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0bdf37" officeooo:paragraph-rsid="000bdf37"/>
    </style:style>
    <style:style style:name="P2" style:family="paragraph" style:parent-style-name="Text_20_body">
      <style:text-properties officeooo:rsid="000bdf37" officeooo:paragraph-rsid="000bdf37"/>
    </style:style>
    <style:style style:name="P3" style:family="paragraph" style:parent-style-name="Text_20_body">
      <style:text-properties officeooo:paragraph-rsid="000bdf37"/>
    </style:style>
    <style:style style:name="P4" style:family="paragraph" style:parent-style-name="Text_20_body">
      <style:text-properties fo:font-weight="normal" officeooo:paragraph-rsid="000bdf37" style:font-weight-asian="normal" style:font-weight-complex="normal"/>
    </style:style>
    <style:style style:name="P5" style:family="paragraph" style:parent-style-name="Text_20_body">
      <style:text-properties officeooo:rsid="000d7eea" officeooo:paragraph-rsid="000d7eea"/>
    </style:style>
    <style:style style:name="P6" style:family="paragraph" style:parent-style-name="Text_20_body">
      <style:text-properties officeooo:rsid="000e0167" officeooo:paragraph-rsid="000e0167"/>
    </style:style>
    <style:style style:name="P7" style:family="paragraph" style:parent-style-name="Heading_20_1">
      <style:text-properties officeooo:rsid="000bdf37" officeooo:paragraph-rsid="000bdf37"/>
    </style:style>
    <style:style style:name="T1" style:family="text">
      <style:text-properties officeooo:rsid="000e0167"/>
    </style:style>
    <style:style style:name="T2" style:family="text">
      <style:text-properties officeooo:rsid="000f1b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ather data analysis</text:p>
      <text:p text:style-name="P2"/>
      <text:h text:style-name="P7" text:outline-level="1">Abstract:</text:h>
      <text:p text:style-name="P4">Full summary of the whole report. This includes a description about the problem, the methods used, and the results. Must be a single paragraph between 100 and 200 words.</text:p>
      <text:h text:style-name="P7" text:outline-level="1">Introduction:</text:h>
      <text:p text:style-name="P3">Background, problem statement, motivation, description of contents. Introduces the reader to the topic and the broad context within which your research/project fits. Some good question to answer for introduction part: </text:p>
      <text:p text:style-name="P3">What do you hope to learn from the project? </text:p>
      <text:p text:style-name="P5">I hope to take the tools from the course and now apply them in close to real life problem.</text:p>
      <text:p text:style-name="P3">What question is being addressed? </text:p>
      <text:p text:style-name="P5"><text:span text:style-name="T1">Firstly, </text:span>I am expected to explore the data (visualize with <text:span text:style-name="T1">histograms and</text:span> <text:span text:style-name="T1">pair plots</text:span>) and find <text:span text:style-name="T1">key</text:span> features <text:span text:style-name="T1">(by correlation-matrices and division into PCA-components)</text:span>, that can be used to make the <text:span text:style-name="T1">multidimensional</text:span> data <text:span text:style-name="T1">(=lots of attributes describing single day) more readily available</text:span> for further conclusions.</text:p>
      <text:p text:style-name="P6">Then I am supposed to do regression (=build some kind of model out of given data to fit future data) and classification (=cluster data points into groups). Models <text:span text:style-name="T2">that I’m supposed</text:span> <text:span text:style-name="T2">to produce </text:span>are linear and quadratic models, and classification is supposed to be done with KNN to “dry” and “not dry” groups. <text:span text:style-name="T2">I’m also suggested to try out different approaches and compare the results with the intended methods (for example logistic regression vs KNN).</text:span> </text:p>
      <text:p text:style-name="P5"/>
      <text:p text:style-name="P3">Why is this task important?(motivation). </text:p>
      <text:p text:style-name="P3"/>
      <text:p text:style-name="P3">What have other people related to the task (previous research). </text:p>
      <text:p text:style-name="P3">Keep it short(half to 1 page).</text:p>
      <text:p text:style-name="P3"/>
      <text:h text:style-name="P7" text:outline-level="1">Data Analysis: </text:h>
      <text:p text:style-name="P3">Briefly describe data (class distribution, dimensionality) and how will it affect classification. Visualize the data. Don’t focus too much on the meaning of the features, unless you want to. Describe any preprocessing done to the data. </text:p>
      <text:p text:style-name="P3"><text:soft-page-break/>PCA: Include an analysis of explained variance vs number of principal components. Include a PCA plot showing the projection to 2 or 3 first components. </text:p>
      <text:p text:style-name="P3">Plots: include plots for Correlation between features and outputs, Pair plots, and Histogram. Include your understanding of the plots not just plots.</text:p>
      <text:p text:style-name="P3"/>
      <text:h text:style-name="P7" text:outline-level="1">Methods:</text:h>
      <text:p text:style-name="P3">Explain your whole approach (you can include a block diagram showing the steps in your process). What pre-processing was done (removing some observations, normalization, standardization, removing stop words, etc ...). say what methods/algorithms, you are using. explain them mathematically. Tell why you chose these methods.</text:p>
      <text:p text:style-name="P3"/>
      <text:h text:style-name="Heading_20_1" text:outline-level="1">Experiments and Results: </text:h>
      <text:p text:style-name="P3">Summarize the results of the experiments without discussing their implications. Include both performance measures (confusion matrix for classification task and mean square error for regression task). </text:p>
      <text:h text:style-name="Heading_20_1" text:outline-level="1">Conclusion and discussion: </text:h>
      <text:p text:style-name="P3">Interpret and explain your results. Discuss the relevance of the performance measures. How the results relate to the literature or previous work if you are mentioning any previous work. </text:p>
      <text:h text:style-name="Heading_20_1" text:outline-level="1">References: </text:h>
      <text:p text:style-name="P3">List of all the references cited in the document. They could be about the data set, previous work has been done for analysis this data set. The references for the methods you are u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1:32:52.822485202</meta:creation-date>
    <dc:date>2019-11-25T12:02:24.529103374</dc:date>
    <meta:editing-duration>PT8M2S</meta:editing-duration>
    <meta:editing-cycles>2</meta:editing-cycles>
    <meta:generator>LibreOffice/6.0.7.3$Linux_X86_64 LibreOffice_project/00m0$Build-3</meta:generator>
    <meta:document-statistic meta:table-count="0" meta:image-count="0" meta:object-count="0" meta:page-count="2" meta:paragraph-count="25" meta:word-count="465" meta:character-count="3012" meta:non-whitespace-character-count="2558"/>
  </office:meta>
</office:document-meta>
</file>